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 fo:text-align="center" style:justify-single-word="false"/>
    </style:style>
    <style:style style:name="P3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4" style:family="paragraph" style:parent-style-name="Standard">
      <style:paragraph-properties fo:margin-left="-0.4402in" fo:margin-right="-0.5in" style:line-height-at-least="0.0693in" fo:text-indent="0in" style:auto-text-indent="false"/>
    </style:style>
    <style:style style:name="P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6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9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 style:list-style-name="WWNum2">
      <style:paragraph-properties style:line-height-at-least="0.0693in"/>
    </style:style>
    <style:style style:name="P14" style:family="paragraph" style:parent-style-name="Standard" style:list-style-name="WWNum3">
      <style:paragraph-properties style:line-height-at-least="0.0693in"/>
    </style:style>
    <style:style style:name="P15" style:family="paragraph" style:parent-style-name="Standard" style:list-style-name="WWNum1">
      <style:paragraph-properties style:line-height-at-least="0.0693in"/>
    </style:style>
    <style:style style:name="P16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17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style:font-size-asian="12pt" style:font-weight-asian="bold" style:font-name-complex="Helvetica" style:font-size-complex="12pt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2" style:family="paragraph" style:parent-style-name="Standard">
      <style:paragraph-properties fo:margin-left="-0.4402in" fo:margin-right="-0.5in" style:line-height-at-least="0.0693in" fo:text-align="start" style:justify-single-word="false" fo:text-indent="0in" style:auto-text-indent="false"/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8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9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0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3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4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5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6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17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18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19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20" style:family="text">
      <style:text-properties style:font-name="Times" fo:font-size="12pt" fo:font-style="italic" officeooo:rsid="00030e6d" style:font-size-asian="12pt" style:font-style-asian="italic" style:font-name-complex="Helvetica" style:font-size-complex="12pt" style:font-style-complex="italic"/>
    </style:style>
    <style:style style:name="T21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48ef5" style:font-weight-asian="normal" style:font-weight-complex="normal"/>
    </style:style>
    <style:style style:name="T24" style:family="text">
      <style:text-properties officeooo:rsid="00048ef5"/>
    </style:style>
    <style:style style:name="T25" style:family="text">
      <style:text-properties officeooo:rsid="0006f1be"/>
    </style:style>
    <style:style style:name="T26" style:family="text">
      <style:text-properties officeooo:rsid="000817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yan Vincent Beatty</text:p>
      <text:p text:style-name="P2"><text:span text:style-name="T3">301-802-1296 </text:span><text:span text:style-name="T22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10">8112 Whites Ford Way, Potomac, Maryland 20854</text:p>
      <text:p text:style-name="P2"><text:a xlink:type="simple" xlink:href="https://github.com/RyanBeatty"><text:span text:style-name="Internet_20_link"><text:span text:style-name="T4">https://github.com/RyanBeatty</text:span></text:span></text:a></text:p>
      <text:p text:style-name="P2"/>
      <text:p text:style-name="P3"><text:span text:style-name="T7">EDUCATI</text:span><text:bookmark text:name="_GoBack"/><text:span text:style-name="T7">ON</text:span></text:p>
      <text:p text:style-name="P7"><text:span text:style-name="T12">College of William and Mary</text:span><text:span text:style-name="T13"> – Williamsburg, VA<text:tab/><text:tab/><text:tab/>B.S. Computer Science</text:span></text:p>
      <text:p text:style-name="P17">Major GPA: 3.67<text:tab/><text:tab/><text:tab/><text:tab/><text:tab/><text:tab/><text:tab/><text:tab/><text:tab/>Est. May 2016</text:p>
      <text:p text:style-name="P7"/>
      <text:p text:style-name="P7"><text:span text:style-name="T17">Gonzaga College High School</text:span><text:span text:style-name="T4"> – Washington,</text:span><text:span text:style-name="T1"> D.C<text:tab/><text:tab/><text:tab/><text:tab/>Completed: July 2012</text:span></text:p>
      <text:p text:style-name="P7"/>
      <text:p text:style-name="P8"><text:span text:style-name="T17">RELEVANT COURSES </text:span><text:span text:style-name="T16"><text:s/></text:span></text:p>
      <text:list xml:id="list1666977333" text:style-name="WWNum2">
        <text:list-item>
          <text:p text:style-name="P13"><text:span text:style-name="T17">400 level:</text:span><text:span text:style-name="T1"> </text:span><text:span text:style-name="T19">Operating Systems</text:span><text:span text:style-name="T1">, </text:span><text:span text:style-name="T19">Systems Programming</text:span><text:span text:style-name="T1">, </text:span><text:span text:style-name="T20">Network Security</text:span><text:span text:style-name="T19">.</text:span><text:span text:style-name="T1"> </text:span></text:p>
        </text:list-item>
        <text:list-item>
          <text:p text:style-name="P13"><text:span text:style-name="T17">300 level:</text:span><text:span text:style-name="T1"> </text:span><text:span text:style-name="T19">Algorithms</text:span><text:span text:style-name="T1">, </text:span><text:span text:style-name="T18">Software Development, Computer Organization. </text:span></text:p>
        </text:list-item>
        <text:list-item>
          <text:p text:style-name="P13"><text:span text:style-name="T12">200 level: </text:span><text:span text:style-name="T21">Data Structures, Discrete Structures of Computer Science</text:span></text:p>
        </text:list-item>
      </text:list>
      <text:p text:style-name="P7"/>
      <text:p text:style-name="P18"><text:span text:style-name="T25">TECHNICAL </text:span>SKILLS AND AWARDS</text:p>
      <text:list xml:id="list135702407" text:style-name="WWNum3">
        <text:list-item>
          <text:p text:style-name="P14"><text:span text:style-name="T16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14"><text:span text:style-name="T17">Frameworks: </text:span><text:span text:style-name="T4">Django, Flask, Pyramid, Node.js</text:span></text:p>
        </text:list-item>
        <text:list-item>
          <text:p text:style-name="P14"><text:span text:style-name="T17">Environments: </text:span><text:span text:style-name="T4">Linux/Unix Environment, </text:span><text:span text:style-name="T5">iOS, Android</text:span></text:p>
        </text:list-item>
        <text:list-item>
          <text:p text:style-name="P14"><text:span text:style-name="T17">Awards: </text:span><text:span text:style-name="T4">PennApps X Bloomberg API Winner</text:span></text:p>
        </text:list-item>
      </text:list>
      <text:p text:style-name="P4"/>
      <text:p text:style-name="P19">WORK EXPERIENCE</text:p>
      <text:p text:style-name="P20"/>
      <text:p text:style-name="P5"><text:span text:style-name="T8">Epic Systems<text:tab/> <text:tab/><text:tab/><text:tab/><text:tab/></text:span><text:span text:style-name="T14">Verona, WI</text:span><text:span text:style-name="T8"><text:tab/></text:span></text:p>
      <text:p text:style-name="P6"><text:span text:style-name="T14">Sofware Development Intern</text:span><text:span text:style-name="T10"><text:tab/><text:tab/><text:tab/></text:span><text:span text:style-name="T14">May 2015 – Aug. 2015</text:span></text:p>
      <text:list xml:id="list15591778192" text:style-name="L1">
        <text:list-item>
          <text:p text:style-name="P11">Developed iOS application <text:span text:style-name="T26">that provides an organized workflow for cytogenetics lab technicians to perform tests for genetic disorders.</text:span></text:p>
        </text:list-item>
        <text:list-item>
          <text:p text:style-name="P12"><text:span text:style-name="T26">Developed internal iOS framework for providing a generic interface for task-based specimen testing workflows.</text:span></text:p>
        </text:list-item>
      </text:list>
      <text:p text:style-name="P21"><text:span text:style-name="T24"/></text:p>
      <text:p text:style-name="P23"><text:span text:style-name="T24">American Public Power Association</text:span><text:span text:style-name="T23"><text:tab/>Crystal City, VA</text:span></text:p>
      <text:p text:style-name="P23"><text:span text:style-name="T23">Junior Developer<text:tab/><text:tab/><text:tab/><text:tab/>Nov. 2014 – March 2015</text:span></text:p>
      <text:list xml:id="list779365000" text:style-name="L2">
        <text:list-item>
          <text:p text:style-name="P16"><text:span text:style-name="T15">Responsible for developing and maintaining features for the eReliability Tracker, an enhanced, web-based version of APPA's Reliability Tracker software.</text:span></text:p>
        </text:list-item>
      </text:list>
      <text:p text:style-name="P1"/>
      <text:p text:style-name="P24"><text:span text:style-name="T9">PBS: Public Broadcasting Service</text:span><text:span text:style-name="T11"><text:tab/><text:tab/><text:tab/>Crystal City, VA</text:span></text:p>
      <text:p text:style-name="P24"><text:span text:style-name="T11">Software Development Intern<text:tab/><text:tab/><text:tab/>May 2014 – August 2014</text:span></text:p>
      <text:p text:style-name="P22">As an intern in the Digital division at PBS, I was responsible for building and maintaining various software projects, including the following:</text:p>
      <text:list xml:id="list15591778191" text:style-name="WWNum1">
        <text:list-item>
          <text:p text:style-name="P15"><text:span text:style-name="T17">Agora</text:span><text:span text:style-name="T4"> (</text:span><text:a xlink:type="simple" xlink:href="https://github.com/pbs/agora-proc"><text:span text:style-name="Internet_20_link"><text:span text:style-name="T4">https://github.com/pbs/agora-proc</text:span></text:span></text:a><text:span text:style-name="T4">): A batch analyzer of video stream logs that I helped develop for video players across more than 5 platforms. It heavily uses Amazon </text:span><text:soft-page-break/><text:span text:style-name="T4">Web Services and leverages AWS's Elastic MapReduce to parallelize the processing of client video player events.</text:span></text:p>
        </text:list-item>
        <text:list-item>
          <text:p text:style-name="P15"><text:span text:style-name="T17">Pycaption </text:span><text:span text:style-name="T4">(</text:span><text:a xlink:type="simple" xlink:href="https://github.com/pbs/pycaption"><text:span text:style-name="Internet_20_link"><text:span text:style-name="T4">https://github.com/pbs/pycaption</text:span></text:span></text:a><text:span text:style-name="T4">): An existing captioning module that is responsible for read</text:span><text:bookmark text:name="__UnoMark__46_1413384418"/><text:span text:style-name="T4">ing/writing/converting closed captioning files that I modified and extended. I added Unicode support and fixed closed captioning on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8:09:53</dc:date>
    <meta:editing-cycles>16</meta:editing-cycles>
    <meta:editing-duration>PT13M11S</meta:editing-duration>
    <meta:generator>LibreOffice/3.6$Linux_X86_64 LibreOffice_project/360m1$Build-2</meta:generator>
    <meta:document-statistic meta:table-count="0" meta:image-count="0" meta:object-count="0" meta:page-count="2" meta:paragraph-count="30" meta:word-count="297" meta:character-count="2144" meta:non-whitespace-character-count="1857"/>
    <meta:template xlink:type="simple" xlink:actuate="onRequest" xlink:title="Normal.dotm" xlink:href=""/>
  </office:meta>
</office:document-meta>
</file>